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20000007000054F6000073A8E9B140CE.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Monotype.com" svg:font-family="Monotype.com" style:font-family-generic="moder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text-align="center" style:justify-single-word="false"/>
      <style:text-properties style:font-name="Arial" fo:font-size="22pt" fo:font-weight="bold" style:font-size-asian="22pt" style:font-weight-asian="bold" style:font-size-complex="22pt" style:font-weight-complex="bold"/>
    </style:style>
    <style:style style:name="P2" style:family="paragraph" style:parent-style-name="Standard">
      <style:paragraph-properties fo:text-align="center" style:justify-single-word="false"/>
      <style:text-properties style:font-name="Arial" fo:font-size="14pt"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4" style:family="paragraph" style:parent-style-name="Standard">
      <style:paragraph-properties fo:text-align="center" style:justify-single-word="false"/>
    </style:style>
    <style:style style:name="P5" style:family="paragraph" style:parent-style-name="Heading_20_1">
      <style:paragraph-properties fo:line-height="150%"/>
    </style:style>
    <style:style style:name="P6" style:family="paragraph" style:parent-style-name="Text_20_body">
      <style:paragraph-properties fo:line-height="150%"/>
    </style:style>
    <style:style style:name="P7" style:family="paragraph" style:parent-style-name="Heading_20_2">
      <style:paragraph-properties fo:line-height="150%"/>
    </style:style>
    <style:style style:name="P8" style:family="paragraph" style:parent-style-name="Text_20_body">
      <style:paragraph-properties fo:line-height="100%"/>
      <style:text-properties style:font-name="Courier New" fo:font-size="8pt" style:font-size-asian="8pt" style:font-size-complex="8pt"/>
    </style:style>
    <style:style style:name="P9" style:family="paragraph" style:parent-style-name="Text_20_body">
      <style:paragraph-properties fo:line-height="100%"/>
      <style:text-properties style:font-name="Monotype.com" fo:font-size="8pt" style:font-size-asian="8pt" style:font-size-complex="8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8HC11 Microcontroller</text:p>
      <text:p text:style-name="P1">Design Project</text:p>
      <text:p text:style-name="P1"/>
      <text:p text:style-name="P2">Amir Malik</text:p>
      <text:p text:style-name="P2"/>
      <text:p text:style-name="P3">CMPE 121L, Spring 2006</text:p>
      <text:p text:style-name="P3">UCSC Baskin School of Engineering</text:p>
      <text:p text:style-name="P4"/>
      <text:h text:style-name="P5" text:outline-level="1">1<text:tab/>Introduction</text:h>
      <text:p text:style-name="P6">The objective of this laboratory project was to design, construct, and debug an expanded-bus microcontroller system using the Motorola 68HC11 microcontroller. We were required to implement at least 8 Kbytes of ROM, 8 Kbytes of RAM, and an RS-232C serial interface. The system was to be operable over 7 to 12 V DC, with the use of a voltage regulator. For the software portion of the project, we were required to implement code to test for “stuck” address-lines in the RAM, and code to test for bad memory locations in the RAM chip.</text:p>
      <text:p text:style-name="P6"/>
      <text:h text:style-name="P5" text:outline-level="1">2<text:tab/>Design</text:h>
      <text:p text:style-name="P6">In my particular design, I decided to implement 30 Kbytes of SRAM, 32 Kbytes of FLASH ROM, and eight dedicated I/O ports. In my memory map, I allocated space for 2048 <text:s/>I/O ports, but only eight are currently available due to space limitations on the board, among other factors. I used Orcad Capture CIS to perform schematic capture design for this project. It made the bird's eye view of the layout much easier to understand.</text:p>
      <text:p text:style-name="P6"/>
      <text:h text:style-name="P5" text:outline-level="1">3<text:tab/>Construction</text:h>
      <text:p text:style-name="P6">After the engineering schematic and the wiring diagrams were realized, I began construction on the physical board. Because my wiring diagram was almost exactly to the board's scale in terms of pin count and spacing, I merely started placing all of the major IC sockets into their respective positions and soldered them to the board. I then proceeded by adding required bypass capacitors, resistors, the crystal, and other components. The 4004 diode and the 7805 3-terminal 5 V power regulator, along with the heatsink and respective power and ground rails, were placed near the HC11 chip at the top of the board. Furthermore external interface devices such as the RESET and IRQ pushbuttons, as well as the RS232 header, were placed at the top edge of the board to facilitate physical manipulation. I used a green screw-in type terminal connector to connect the power supply lines because I found that the 9V connector was not reliable; I had to resolder it numerous times before I decided to use this.</text:p>
      <text:p text:style-name="P6"/>
      <text:h text:style-name="P5" text:outline-level="1">4<text:tab/>Software</text:h>
      <text:p text:style-name="P6">I think the most difficult part of the project was the hardware design and construction, as I had neither seriously soldered before (except for a Radio Shack wireless FM transmitter kit) nor had I ever wirewrapped. Software has always been my better side, and I thoroughly enjoyed the embedded programming task. I would not have been hesitant to implement a full-blown embedded real-time operating system, utilizing all of the features of the HC11 chip, but time did not permit this! I used the excellent GNU HC11 compiler toolkit package written and maintained by Stephane Carrez. My choice of a free compiler as opposed to the Cosmic HC11 compiler, allowed me to work on the software at home. Furthermore, the GNU toolkit had a simulator, which allowed me to significantly test portions of my code without going to the PROM burner every time I wanted to try out something new. There were, however, some deficiencies in the simulator, as I found out in some mails sent to the author. Apparently, I could not change my 64 byte register block inside the simulator, as it was hard coded to 0x1000. Thus, when I ran my code in the simulator, I made sure to define by register base at 0x1000, and whenever I went to burn it to the ROM chip, I had to change it back to my remapped location o 0xF000. Although this procedure itself proved cumbersome, in the end, I think it saved me some frustration.</text:p>
      <text:p text:style-name="P6"/>
      <text:h text:style-name="P7" text:outline-level="2">4.1<text:tab/>Boot code</text:h>
      <text:p text:style-name="P6">The boot code listing appears in the Appendix. Essentially the boot code sets up the serial interface with a default baud rate of 9600. The default baud rate is selectable at runtime in the software by running the “baud 9600” or “baud 1200” commands in the operating system shell prompt. In addition to SCI setup, I wrote code to test all addressable SRAM memory locations for bad locations. That is, if a particular byte of memory returns a non-deterministic value after being written to, I notify the user with a message on the serial port. This is accomplished by first writing 0x00 to the location and then reading it back and making sure it is still 0x00. We then write 0xFF to the location and read it back to make sure it is still 0xFF. This assures us that none of the bits are “stuck” to 0 or 1. This covers all our bases. Finally, we set up the stack pointer at the bottom of our RAM, and let it grow up to zero, as is customary.</text:p>
      <text:p text:style-name="P6"/>
      <text:h text:style-name="P7" text:outline-level="2">4.2<text:tab/>Application Code</text:h>
      <text:p text:style-name="P6">The application code is written in C, and consists of an interrupt-driven SCI driver which offers non-blocking getc() and putc() functionality. The main event loop is a shell prompt designed to emulate a UNIX(tm) system. I implemented an output-compare timer using interrupts, which would count a tick every 8 microseconds, and my software would subsequently update the HH:MM:SS time at the lower-left side of the terminal screen. The use of VT100 escape commands greatly helped in achieving this requirement. A rudimentary command parser also exists in the operating system. It supports the following commands: help, ?, cls, clear, baud 1200, baud 9600, halt, reboot. A Ctrl-C command is also implemented to allow the user to “cancel” a command on the shell line, although it does not interrupt a running “process.”</text:p>
      <text:p text:style-name="P6"/>
      <text:h text:style-name="P5" text:outline-level="1">5<text:tab/>Conclusion</text:h>
      <text:p text:style-name="P6">Overall, I think this project was a valuable multi-disciplinary learning experience because it combined aspects of electrical engineering, physics, and computer science into a real-world embedded application. I would have loved to implement a full-blown operating system with POSIX-compliant threading, but I think that may have been slightly overkill for a project of this size. As you can probably tell, I'm more of a software guy than a hardware guy, but I appreciate all the hardware-software interfacing that is required to build a successful system. Had I had the chance to do it over again, I would have completed my design much quicker, and actually implemented a hardware expansion. Initially I wanted to use an Ethernet controller on my board, but as none of the companies I had sent sample requests to replied, I decided not to do that. Then I wanted to create a simple VU-meter, so that I would connect an electret microphone (which I also ordered) through a low-pass filter and an op-amp to one of the analog input pins of the HC11's A/D converter. The software would have merely read in the converted values from the ADC and created a short graphical representation of the intensity of the signal from the microphone. Overall, however, I think I understood the basics required to make this work, but my time should have been budgeted a little better.</text:p>
      <text:p text:style-name="P6"/>
      <text:p text:style-name="P6"/>
      <text:h text:style-name="P5" text:outline-level="1">6<text:tab/>Appendix</text:h>
      <text:p text:style-name="P8">; boot.asm</text:p>
      <text:p text:style-name="P8">; M68HC11 expanded-mode boot code</text:p>
      <text:p text:style-name="P8">;</text:p>
      <text:p text:style-name="P8">; Author: Amir Malik &lt;amalik@ucsc.edu&gt;</text:p>
      <text:p text:style-name="P8">; Written for CMPE 121/L Spring 2006</text:p>
      <text:p text:style-name="P8">; Portions of this file are based on v2_18g3.asm distributed with CE12 Microkit</text:p>
      <text:p text:style-name="P8"/>
      <text:p text:style-name="P8">#include "buildversion.s"</text:p>
      <text:p text:style-name="P8"/>
      <text:p text:style-name="P8">#ifndef VERSION</text:p>
      <text:p text:style-name="P8">#define VERSION "1.0"</text:p>
      <text:p text:style-name="P8">#endif</text:p>
      <text:p text:style-name="P8"/>
      <text:p text:style-name="P8">#ifndef BUILDDATE</text:p>
      <text:p text:style-name="P8">#define BUILDDATE "unknown"</text:p>
      <text:p text:style-name="P8">#endif</text:p>
      <text:p text:style-name="P8"/>
      <text:p text:style-name="P8">#define REGBASE <text:s text:c="4"/>0xF000 <text:s text:c="9"/>// originally: 0x1000</text:p>
      <text:p text:style-name="P8">#define TCNT <text:s text:c="7"/>REGBASE+0x0E <text:s text:c="3"/>// master Timer Counter</text:p>
      <text:p text:style-name="P8">#define TCTL1 <text:s text:c="6"/>REGBASE+0x20 <text:s text:c="3"/>// Timer Control Register 1</text:p>
      <text:p text:style-name="P8">#define TMSK1 <text:s text:c="6"/>REGBASE+0x22 <text:s text:c="3"/>// Timer Interrupt Mask 1 Register</text:p>
      <text:p text:style-name="P8">#define TFLG1 <text:s text:c="6"/>REGBASE+0x23 <text:s text:c="3"/>// Timer Interrupt Flag 1 Register</text:p>
      <text:p text:style-name="P8">#define TMSK2 <text:s text:c="6"/>REGBASE+0x24 <text:s text:c="3"/>// Timer Interrupt Mask 2 Register</text:p>
      <text:p text:style-name="P8">#define TFLG2 <text:s text:c="6"/>REGBASE+0x25 <text:s text:c="3"/>// Timer Interrupt Flag 2 Register</text:p>
      <text:p text:style-name="P8">#define PACTL <text:s text:c="6"/>REGBASE+0x26 <text:s text:c="3"/>// Pulse Accumulator Control</text:p>
      <text:p text:style-name="P8">#define BAUD <text:s text:c="7"/>REGBASE+0x2b <text:s text:c="3"/>// sci baud register</text:p>
      <text:p text:style-name="P8">#define SCCR1 <text:s text:c="6"/>REGBASE+0x2c <text:s text:c="3"/>// sci control1 register</text:p>
      <text:p text:style-name="P8">#define SCCR2 <text:s text:c="6"/>REGBASE+0x2d <text:s text:c="3"/>// sci control2 register</text:p>
      <text:p text:style-name="P8">#define SCSR <text:s text:c="7"/>REGBASE+0x2e <text:s text:c="3"/>// sci status register</text:p>
      <text:p text:style-name="P8">#define SCDR <text:s text:c="7"/>REGBASE+0x2f <text:s text:c="3"/>// sci data register</text:p>
      <text:p text:style-name="P8">#define OPTION <text:s text:c="5"/>REGBASE+0x39</text:p>
      <text:p text:style-name="P8">#define CONFIG <text:s text:c="5"/>REGBASE+0x3f <text:s text:c="3"/>// originally: 0x103F</text:p>
      <text:p text:style-name="P8">#define INIT <text:s text:c="7"/>0x103D</text:p>
      <text:p text:style-name="P8"/>
      <text:p text:style-name="P8"><text:s text:c="2"/>.sect page0</text:p>
      <text:p text:style-name="P8"><text:s text:c="2"/>.global _.frame</text:p>
      <text:p text:style-name="P8"><text:s text:c="2"/>.global _.d1</text:p>
      <text:p text:style-name="P8"><text:s text:c="2"/>.global _.d2</text:p>
      <text:p text:style-name="P8"><text:s text:c="2"/>.global _.d3</text:p>
      <text:p text:style-name="P8"><text:s text:c="2"/>.global _.d4</text:p>
      <text:p text:style-name="P8"><text:s text:c="2"/>.global _.z</text:p>
      <text:p text:style-name="P8"><text:s text:c="2"/>.global _.xy</text:p>
      <text:p text:style-name="P8"><text:s text:c="2"/>.global _.tmp</text:p>
      <text:p text:style-name="P8">_.tmp:</text:p>
      <text:p text:style-name="P8"><text:s text:c="2"/>.word 0</text:p>
      <text:p text:style-name="P8">_.z:</text:p>
      <text:p text:style-name="P8"><text:s text:c="2"/>.word 0</text:p>
      <text:p text:style-name="P8">_.xy:</text:p>
      <text:p text:style-name="P8"><text:s text:c="2"/>.word 0</text:p>
      <text:p text:style-name="P8">_.frame:</text:p>
      <text:p text:style-name="P8"><text:s text:c="2"/>.word 0</text:p>
      <text:p text:style-name="P8">_.d1:</text:p>
      <text:p text:style-name="P8"><text:s text:c="2"/>.word 0</text:p>
      <text:p text:style-name="P8">_.d2:</text:p>
      <text:p text:style-name="P8"><text:s text:c="2"/>.word 0</text:p>
      <text:p text:style-name="P8">_.d3:</text:p>
      <text:p text:style-name="P8"><text:s text:c="2"/>.word 0</text:p>
      <text:p text:style-name="P8">_.d4:</text:p>
      <text:p text:style-name="P8"><text:s text:c="2"/>.word 0</text:p>
      <text:p text:style-name="P8"/>
      <text:p text:style-name="P8"><text:s text:c="2"/>.sect .vectors</text:p>
      <text:p text:style-name="P8"><text:s text:c="2"/>.global vectors</text:p>
      <text:p text:style-name="P8">vectors:</text:p>
      <text:p text:style-name="P8"><text:s text:c="2"/>.word def <text:s text:c="18"/>; ffc0</text:p>
      <text:p text:style-name="P8"><text:s text:c="2"/>.word def <text:s text:c="18"/>; ffc2</text:p>
      <text:p text:style-name="P8"><text:s text:c="2"/>.word def <text:s text:c="18"/>; ffc4</text:p>
      <text:p text:style-name="P8"><text:s text:c="2"/>.word def <text:s text:c="18"/>; ffc6</text:p>
      <text:p text:style-name="P8"><text:s text:c="2"/>.word def <text:s text:c="18"/>; ffc8</text:p>
      <text:p text:style-name="P8"><text:s text:c="2"/>.word def <text:s text:c="18"/>; ffca</text:p>
      <text:p text:style-name="P8"><text:s text:c="2"/>.word def <text:s text:c="18"/>; ffcc</text:p>
      <text:p text:style-name="P8"><text:s text:c="2"/>.word def <text:s text:c="18"/>; ffce</text:p>
      <text:p text:style-name="P8"><text:s text:c="2"/>.word def <text:s text:c="18"/>; ffd0</text:p>
      <text:p text:style-name="P8"><text:s text:c="2"/>.word def <text:s text:c="18"/>; ffd2</text:p>
      <text:p text:style-name="P8"><text:s text:c="2"/>.word def <text:s text:c="18"/>; ffd4</text:p>
      <text:p text:style-name="P8"/>
      <text:p text:style-name="P8"><text:s text:c="2"/>;; SCI</text:p>
      <text:p text:style-name="P8"><text:s text:c="2"/>.word interrupt_sci <text:s text:c="8"/>; ffd6</text:p>
      <text:p text:style-name="P8"/>
      <text:p text:style-name="P8"><text:s text:c="2"/>;; SPI</text:p>
      <text:p text:style-name="P8"><text:s text:c="2"/>.word def <text:s text:c="18"/>; ffd8</text:p>
      <text:p text:style-name="P8"><text:s text:c="2"/>.word def <text:s text:c="18"/>; ffda (PAII)</text:p>
      <text:p text:style-name="P8"><text:s text:c="2"/>.word def <text:s text:c="18"/>; ffdc (PAOVI)</text:p>
      <text:p text:style-name="P8"><text:s text:c="2"/>.word def <text:s text:c="18"/>; ffde (TOI)</text:p>
      <text:p text:style-name="P8"/>
      <text:p text:style-name="P8"><text:s text:c="2"/>;; Timer Output Compare</text:p>
      <text:p text:style-name="P8"><text:s text:c="2"/>.word interrupt_oc5 <text:s text:c="8"/>; ffe0 (OC5)</text:p>
      <text:p text:style-name="P8"><text:s text:c="2"/>.word def <text:s text:c="18"/>; ffe2 (OC4)</text:p>
      <text:p text:style-name="P8"><text:s text:c="2"/>.word def <text:s text:c="18"/>; ffe4 (OC3)</text:p>
      <text:p text:style-name="P8"><text:s text:c="2"/>.word def <text:s text:c="18"/>; ffe6 (OC2)</text:p>
      <text:p text:style-name="P8"><text:s text:c="2"/>.word def <text:s text:c="18"/>; ffe8 (OC1)</text:p>
      <text:p text:style-name="P8"/>
      <text:p text:style-name="P8"><text:s text:c="2"/>;; Timer Input compare</text:p>
      <text:p text:style-name="P8"><text:s text:c="2"/>.word def <text:s text:c="18"/>; ffea (IC3)</text:p>
      <text:p text:style-name="P8"><text:s text:c="2"/>.word def <text:s text:c="18"/>; ffec (IC2)</text:p>
      <text:p text:style-name="P8"><text:s text:c="2"/>.word def <text:s text:c="18"/>; ffee (IC1)</text:p>
      <text:p text:style-name="P8"/>
      <text:p text:style-name="P8"><text:s text:c="2"/>;; Misc</text:p>
      <text:p text:style-name="P8"><text:s text:c="2"/>.word def <text:s text:c="18"/>; fff0 (RTII)</text:p>
      <text:p text:style-name="P8"><text:s text:c="2"/>.word interrupt_irq <text:s text:c="8"/>; fff2 (IRQ)</text:p>
      <text:p text:style-name="P8"><text:s text:c="2"/>.word interrupt_xirq <text:s text:c="7"/>; fff4 (XIRQ)</text:p>
      <text:p text:style-name="P8"><text:s text:c="2"/>.word def <text:s text:c="18"/>; fff6 (SWI)</text:p>
      <text:p text:style-name="P8"><text:s text:c="2"/>.word def <text:s text:c="18"/>; fff8 (ILL)</text:p>
      <text:p text:style-name="P8"><text:s text:c="2"/>.word def <text:s text:c="18"/>; fffa (COP Failure)</text:p>
      <text:p text:style-name="P8"><text:s text:c="2"/>.word def <text:s text:c="18"/>; fffc (COP Clock monitor)</text:p>
      <text:p text:style-name="P8"><text:s text:c="2"/>.word _start <text:s text:c="15"/>; fffe (reset)</text:p>
      <text:p text:style-name="P8"/>
      <text:p text:style-name="P8"/>
      <text:p text:style-name="P8">;*******************************************************************************</text:p>
      <text:p text:style-name="P8">; Write the NULL-terminated string whose starting address is in Y</text:p>
      <text:p text:style-name="P8">; Clobbers: A, B, Y</text:p>
      <text:p text:style-name="P8"/>
      <text:p text:style-name="P8">.macro OUTSTRING_stackless:</text:p>
      <text:p text:style-name="P8">_OUTSTRINGstart\@:</text:p>
      <text:p text:style-name="P8"><text:s text:c="2"/>ldaa <text:s text:c="3"/>0, y <text:s text:c="15"/>; get character into A</text:p>
      <text:p text:style-name="P8"><text:s text:c="2"/>cmpa <text:s text:c="3"/>#0x00</text:p>
      <text:p text:style-name="P8"><text:s text:c="2"/>beq <text:s text:c="4"/>_OUTSTRINGdone\@ <text:s text:c="3"/>; we're done if it's NULL</text:p>
      <text:p text:style-name="P8"/>
      <text:p text:style-name="P8"><text:s text:c="2"/>; output the char in A</text:p>
      <text:p text:style-name="P8">_OUTCHARstart\@:</text:p>
      <text:p text:style-name="P8"><text:s text:c="2"/>ldab <text:s text:c="3"/>SCSR <text:s text:c="15"/>; read SCSR</text:p>
      <text:p text:style-name="P8"><text:s text:c="2"/>bitb <text:s text:c="3"/>#0x80 <text:s text:c="14"/>; get TDRE bit</text:p>
      <text:p text:style-name="P8"><text:s text:c="2"/>beq <text:s text:c="4"/>_OUTCHARstart\@ <text:s text:c="4"/>; loop until TDRE = 1</text:p>
      <text:p text:style-name="P8"><text:s text:c="2"/>staa <text:s text:c="3"/>SCDR <text:s text:c="15"/>; write character</text:p>
      <text:p text:style-name="P8"/>
      <text:p text:style-name="P8"><text:s text:c="2"/>iny</text:p>
      <text:p text:style-name="P8"><text:s text:c="2"/>bra <text:s text:c="4"/>_OUTSTRINGstart\@</text:p>
      <text:p text:style-name="P8">_OUTSTRINGdone\@:</text:p>
      <text:p text:style-name="P8"><text:s text:c="2"/>nop <text:s text:c="24"/>; kludge required for assembler</text:p>
      <text:p text:style-name="P8">.endm</text:p>
      <text:p text:style-name="P8"/>
      <text:p text:style-name="P8"/>
      <text:p text:style-name="P8">;*******************************************************************************</text:p>
      <text:p text:style-name="P8">; Write the upper nibble of A to the serial port as a hex character</text:p>
      <text:p text:style-name="P8">; Clobbers: A, B</text:p>
      <text:p text:style-name="P8">.macro OUTHEX_stackless:</text:p>
      <text:p text:style-name="P8"><text:s text:c="2"/>;;tba</text:p>
      <text:p text:style-name="P8"><text:s text:c="2"/>anda <text:s text:c="3"/>#0xF0 <text:s text:c="14"/>; mask low nibble</text:p>
      <text:p text:style-name="P8"><text:s text:c="2"/>lsra</text:p>
      <text:p text:style-name="P8"><text:s text:c="2"/>lsra</text:p>
      <text:p text:style-name="P8"><text:s text:c="2"/>lsra</text:p>
      <text:p text:style-name="P8"><text:s text:c="2"/>lsra</text:p>
      <text:p text:style-name="P8"><text:s text:c="2"/>cmpa <text:s text:c="3"/>#0x0A <text:s text:c="14"/>; compare with 10 (decimal vs hex)</text:p>
      <text:p text:style-name="P8"><text:s text:c="2"/>blt <text:s text:c="4"/>_OUTHEXdigit\@ <text:s text:c="5"/>; A = [0:9]</text:p>
      <text:p text:style-name="P8"><text:s text:c="2"/>suba <text:s text:c="3"/>#0x0A <text:s text:c="14"/>; convert A-F to 0-5</text:p>
      <text:p text:style-name="P8"><text:s text:c="2"/>adda <text:s text:c="3"/>#'A' <text:s text:c="15"/>; add hex bias (to bump it back to A-F in ASCII)</text:p>
      <text:p text:style-name="P8"><text:s text:c="2"/>suba <text:s text:c="3"/>#'0' <text:s text:c="15"/>; bias already added above; hack for next line.</text:p>
      <text:p text:style-name="P8">_OUTHEXdigit\@:</text:p>
      <text:p text:style-name="P8"><text:s text:c="2"/>adda <text:s text:c="3"/>#'0' <text:s text:c="15"/>; add ASCII bias</text:p>
      <text:p text:style-name="P8"/>
      <text:p text:style-name="P8">_OUTCHARStart\@:</text:p>
      <text:p text:style-name="P8"><text:s text:c="2"/>ldab <text:s text:c="3"/>SCSR <text:s text:c="15"/>; read SCSR</text:p>
      <text:p text:style-name="P8"><text:s text:c="2"/>bitb <text:s text:c="3"/>#0x80 <text:s text:c="14"/>; get TDRE bit</text:p>
      <text:p text:style-name="P8"><text:s text:c="2"/>beq <text:s text:c="4"/>_OUTCHARStart\@ <text:s text:c="4"/>; loop until TDRE = 1</text:p>
      <text:p text:style-name="P8"><text:s text:c="2"/>staa <text:s text:c="3"/>SCDR <text:s text:c="15"/>; write character</text:p>
      <text:p text:style-name="P8">.endm</text:p>
      <text:p text:style-name="P8"/>
      <text:p text:style-name="P8"/>
      <text:p text:style-name="P8"/>
      <text:p text:style-name="P8">;*******************************************************************************</text:p>
      <text:p text:style-name="P8">; HC11 boot code and other code to be run within the first 64 clock cycles</text:p>
      <text:p text:style-name="P8"><text:s text:c="2"/>.sect .text</text:p>
      <text:p text:style-name="P8"><text:s text:c="2"/>.global _start</text:p>
      <text:p text:style-name="P8">def: <text:s text:c="25"/>; default interrupt</text:p>
      <text:p text:style-name="P8"><text:s text:c="2"/>rti</text:p>
      <text:p text:style-name="P8"/>
      <text:p text:style-name="P8">_start: <text:s text:c="22"/>; label to the base of the text segment</text:p>
      <text:p text:style-name="P8"/>
      <text:p text:style-name="P8"><text:s text:c="2"/>; move the 64B register block from 0x1000 to 0xF000</text:p>
      <text:p text:style-name="P8"><text:s text:c="2"/>ldaa <text:s text:c="3"/>#0x0F <text:s text:c="14"/>; REG3 = REG2 = REG1 = REG0 = 1</text:p>
      <text:p text:style-name="P8"><text:s text:c="2"/>staa <text:s text:c="3"/>INIT</text:p>
      <text:p text:style-name="P8"/>
      <text:p text:style-name="P8"><text:s text:c="2"/>; disable on-chip ROM &amp; EEPROM</text:p>
      <text:p text:style-name="P8"><text:s text:c="2"/>ldaa <text:s text:c="3"/>#0x0C <text:s text:c="14"/>; NOSEC=1, NOCOP=1, ROMON=0, EEON=0</text:p>
      <text:p text:style-name="P8"><text:s text:c="2"/>staa <text:s text:c="3"/>CONFIG</text:p>
      <text:p text:style-name="P8"/>
      <text:p text:style-name="P8"><text:s text:c="2"/>; change prescaler to 8us resolution (must be done within 64 clock cycles)</text:p>
      <text:p text:style-name="P8"><text:s text:c="2"/>ldaa <text:s text:c="3"/>#0x03 <text:s text:c="14"/>; PR1 = PR0 = 1</text:p>
      <text:p text:style-name="P8"><text:s text:c="2"/>staa <text:s text:c="3"/>TMSK2</text:p>
      <text:p text:style-name="P8"/>
      <text:p text:style-name="P8"><text:s text:c="2"/>; set up output capture on OC5</text:p>
      <text:p text:style-name="P8"><text:s text:c="2"/>ldaa <text:s text:c="3"/>#0x00 <text:s text:c="14"/>; we do not want output pins to be changed</text:p>
      <text:p text:style-name="P8"><text:s text:c="2"/>staa <text:s text:c="3"/>TCTL1</text:p>
      <text:p text:style-name="P8"><text:s text:c="2"/>ldaa <text:s text:c="3"/>#0x08 <text:s text:c="14"/>; select OC5</text:p>
      <text:p text:style-name="P8"><text:s text:c="2"/>staa <text:s text:c="3"/>TMSK1 <text:s text:c="14"/>; mask enable</text:p>
      <text:p text:style-name="P8"/>
      <text:p text:style-name="P8"><text:s text:c="2"/>; set up the SCI interface</text:p>
      <text:p text:style-name="P8"><text:s text:c="2"/>ldaa <text:s text:c="3"/>#0x30 <text:s text:c="14"/>; 9600 baud</text:p>
      <text:p text:style-name="P8"><text:s text:c="2"/>staa <text:s text:c="3"/>BAUD</text:p>
      <text:p text:style-name="P8"><text:s text:c="2"/>ldaa <text:s text:c="3"/>#0x00</text:p>
      <text:p text:style-name="P8"><text:s text:c="2"/>staa <text:s text:c="3"/>SCCR1</text:p>
      <text:p text:style-name="P8"><text:s text:c="2"/>ldaa <text:s text:c="3"/>#0x0C <text:s text:c="14"/>; no interrupts yet</text:p>
      <text:p text:style-name="P8"><text:s text:c="2"/>staa <text:s text:c="3"/>SCCR2</text:p>
      <text:p text:style-name="P8"/>
      <text:p text:style-name="P8"><text:s text:c="2"/>; print the boot screen</text:p>
      <text:p text:style-name="P8"><text:s text:c="2"/>ldy <text:s text:c="4"/>#bootmsg0</text:p>
      <text:p text:style-name="P8"><text:s text:c="2"/>OUTSTRING_stackless <text:s text:c="8"/>; clrscr and print BIOS banner</text:p>
      <text:p text:style-name="P8"/>
      <text:p text:style-name="P8"><text:s text:c="2"/>; print message</text:p>
      <text:p text:style-name="P8"><text:s text:c="2"/>ldy <text:s text:c="4"/>#bootmsg3</text:p>
      <text:p text:style-name="P8"><text:s text:c="2"/>OUTSTRING_stackless</text:p>
      <text:p text:style-name="P8"/>
      <text:p text:style-name="P8">;*******************************************************************************</text:p>
      <text:p text:style-name="P8">; Memory Tester (clobbers registers)</text:p>
      <text:p text:style-name="P8">MemoryTest:</text:p>
      <text:p text:style-name="P8">_MemTest0:</text:p>
      <text:p text:style-name="P8"/>
      <text:p text:style-name="P8"><text:s text:c="2"/>; check 0000-77FF (RAM range)</text:p>
      <text:p text:style-name="P8"><text:s text:c="2"/>ldx <text:s text:c="4"/>#0x0000 <text:s text:c="12"/>; starting address</text:p>
      <text:p text:style-name="P8"/>
      <text:p text:style-name="P8">_MemoryTestGo:</text:p>
      <text:p text:style-name="P8"><text:s text:c="2"/>ldaa <text:s text:c="3"/>#0xFF <text:s text:c="14"/>; test pattern</text:p>
      <text:p text:style-name="P8"><text:s text:c="2"/>staa <text:s text:c="3"/>0, x <text:s text:c="15"/>; store pattern in memory</text:p>
      <text:p text:style-name="P8"><text:s text:c="2"/>cmpa <text:s text:c="3"/>0, x <text:s text:c="15"/>; compare A and Mem(X)</text:p>
      <text:p text:style-name="P8"><text:s text:c="2"/>bne <text:s text:c="4"/>_MemoryTestBad <text:s text:c="5"/>; verification failed!</text:p>
      <text:p text:style-name="P8"/>
      <text:p text:style-name="P8"><text:s text:c="2"/>ldaa <text:s text:c="3"/>#0x00 <text:s text:c="14"/>; test pattern</text:p>
      <text:p text:style-name="P8"><text:s text:c="2"/>staa <text:s text:c="3"/>0, x <text:s text:c="15"/>; store pattern in memory</text:p>
      <text:p text:style-name="P8"><text:s text:c="2"/>cmpa <text:s text:c="3"/>0, x <text:s text:c="15"/>; compare A and Mem(X)</text:p>
      <text:p text:style-name="P8"><text:s text:c="2"/>bne <text:s text:c="4"/>_MemoryTestBad <text:s text:c="5"/>; verification failed!</text:p>
      <text:p text:style-name="P8"/>
      <text:p text:style-name="P8">_MemoryTestNext:</text:p>
      <text:p text:style-name="P8"><text:s text:c="2"/>inx <text:s text:c="24"/>; increment address</text:p>
      <text:p text:style-name="P8"><text:s text:c="2"/>cpx <text:s text:c="4"/>#0x77FF <text:s text:c="12"/>; are we at the end?</text:p>
      <text:p text:style-name="P8"><text:s text:c="2"/>beq <text:s text:c="4"/>_MemoryTestDone</text:p>
      <text:p text:style-name="P8"><text:s text:c="2"/>bra <text:s text:c="4"/>_MemoryTestGo</text:p>
      <text:p text:style-name="P8"/>
      <text:p text:style-name="P8">_MemoryTestBad:</text:p>
      <text:p text:style-name="P8"><text:s text:c="2"/>ldy <text:s text:c="4"/>#bootmsg4b</text:p>
      <text:p text:style-name="P8"><text:s text:c="2"/>OUTSTRING_stackless</text:p>
      <text:p text:style-name="P8"/>
      <text:p text:style-name="P8"><text:s text:c="2"/>; print out address in X</text:p>
      <text:p text:style-name="P8"><text:s text:c="2"/>txs <text:s text:c="24"/>; save X to SP</text:p>
      <text:p text:style-name="P8"><text:s text:c="2"/>xgdx <text:s text:c="23"/>; swap D and X</text:p>
      <text:p text:style-name="P8"><text:s text:c="2"/></text:p>
      <text:p text:style-name="P8"><text:s text:c="2"/>; print first nibble</text:p>
      <text:p text:style-name="P8"><text:s text:c="2"/>OUTHEX_stackless <text:s text:c="11"/>; clobber D</text:p>
      <text:p text:style-name="P8"><text:s text:c="2"/>xgdx <text:s text:c="23"/>; restore D</text:p>
      <text:p text:style-name="P8"><text:s text:c="2"/>tsx <text:s text:c="24"/>; restore X</text:p>
      <text:p text:style-name="P8"/>
      <text:p text:style-name="P8"><text:s text:c="2"/>; print second nibble</text:p>
      <text:p text:style-name="P8"><text:s text:c="2"/>xgdx</text:p>
      <text:p text:style-name="P8"><text:s text:c="2"/>lsla</text:p>
      <text:p text:style-name="P8"><text:s text:c="2"/>lsla</text:p>
      <text:p text:style-name="P8"><text:s text:c="2"/>lsla</text:p>
      <text:p text:style-name="P8"><text:s text:c="2"/>lsla</text:p>
      <text:p text:style-name="P8"><text:s text:c="2"/>OUTHEX_stackless <text:s text:c="11"/>; clobber D</text:p>
      <text:p text:style-name="P8"><text:s text:c="2"/>xgdx <text:s text:c="23"/>; restore D</text:p>
      <text:p text:style-name="P8"><text:s text:c="2"/>tsx <text:s text:c="24"/>; restore X</text:p>
      <text:p text:style-name="P8"/>
      <text:p text:style-name="P8"><text:s text:c="2"/>; print third nibble</text:p>
      <text:p text:style-name="P8"><text:s text:c="2"/>xgdx</text:p>
      <text:p text:style-name="P8"><text:s text:c="2"/>tba</text:p>
      <text:p text:style-name="P8"><text:s text:c="2"/>OUTHEX_stackless <text:s text:c="11"/>; clobber D</text:p>
      <text:p text:style-name="P8"><text:s text:c="2"/>xgdx <text:s text:c="23"/>; restore D</text:p>
      <text:p text:style-name="P8"><text:s text:c="2"/>tsx <text:s text:c="24"/>; restore X</text:p>
      <text:p text:style-name="P8"/>
      <text:p text:style-name="P8"><text:s text:c="2"/>; print fourth nibble</text:p>
      <text:p text:style-name="P8"><text:s text:c="2"/>xgdx</text:p>
      <text:p text:style-name="P8"><text:s text:c="2"/>tba</text:p>
      <text:p text:style-name="P8"><text:s text:c="2"/>lsla</text:p>
      <text:p text:style-name="P8"><text:s text:c="2"/>lsla</text:p>
      <text:p text:style-name="P8"><text:s text:c="2"/>lsla</text:p>
      <text:p text:style-name="P8"><text:s text:c="2"/>lsla</text:p>
      <text:p text:style-name="P8"><text:s text:c="2"/>OUTHEX_stackless <text:s text:c="11"/>; clobber D</text:p>
      <text:p text:style-name="P8"><text:s text:c="2"/>xgdx <text:s text:c="23"/>; restore D</text:p>
      <text:p text:style-name="P8"><text:s text:c="2"/>tsx <text:s text:c="24"/>; restore X</text:p>
      <text:p text:style-name="P8"/>
      <text:p text:style-name="P8">_MemTest6:</text:p>
      <text:p text:style-name="P8"><text:s text:c="2"/>bra <text:s text:c="4"/>_MemoryTestNext <text:s text:c="4"/>; continue to next address</text:p>
      <text:p text:style-name="P8"/>
      <text:p text:style-name="P8">_MemoryTestDone:</text:p>
      <text:p text:style-name="P8"><text:s text:c="2"/>ldy <text:s text:c="4"/>#bootmsg5</text:p>
      <text:p text:style-name="P8"><text:s text:c="2"/>OUTSTRING_stackless</text:p>
      <text:p text:style-name="P8"/>
      <text:p text:style-name="P8"/>
      <text:p text:style-name="P8">FinalizeSCI:</text:p>
      <text:p text:style-name="P8"><text:s text:c="2"/>ldaa <text:s text:c="3"/>#0xAC <text:s text:c="14"/>; full RX/TX interrupt-driven mode</text:p>
      <text:p text:style-name="P8"><text:s text:c="2"/>staa <text:s text:c="3"/>SCCR2</text:p>
      <text:p text:style-name="P8"/>
      <text:p text:style-name="P8"><text:s text:c="2"/>; newline</text:p>
      <text:p text:style-name="P8"><text:s text:c="2"/>ldy <text:s text:c="4"/>#bootmsg6</text:p>
      <text:p text:style-name="P8"><text:s text:c="2"/>OUTSTRING_stackless</text:p>
      <text:p text:style-name="P8"/>
      <text:p text:style-name="P8"><text:s text:c="2"/>; clean up</text:p>
      <text:p text:style-name="P8"><text:s text:c="2"/>clra</text:p>
      <text:p text:style-name="P8"><text:s text:c="2"/>clrb</text:p>
      <text:p text:style-name="P8"><text:s text:c="2"/>ldx <text:s text:c="4"/>#0</text:p>
      <text:p text:style-name="P8"><text:s text:c="2"/>ldy <text:s text:c="4"/>#0</text:p>
      <text:p text:style-name="P8"/>
      <text:p text:style-name="P8"><text:s text:c="2"/>; set up the stack</text:p>
      <text:p text:style-name="P8"><text:s text:c="2"/>lds <text:s text:c="4"/>#0x7BFF <text:s text:c="12"/>; sp &lt;- 8000 - 1K - 1</text:p>
      <text:p text:style-name="P8"/>
      <text:p text:style-name="P8"><text:s text:c="2"/>; enable interrupts</text:p>
      <text:p text:style-name="P8"><text:s text:c="2"/>cli</text:p>
      <text:p text:style-name="P8"/>
      <text:p text:style-name="P8">InvokeMain:</text:p>
      <text:p text:style-name="P8"><text:s text:c="2"/>jsr <text:s text:c="4"/>main <text:s text:c="15"/>; jump to event loop in main()</text:p>
      <text:p text:style-name="P8"/>
      <text:p text:style-name="P8"><text:s text:c="2"/>; something is wrong</text:p>
      <text:p text:style-name="P8"><text:s text:c="2"/>sei</text:p>
      <text:p text:style-name="P8"><text:s text:c="2"/>ldy <text:s text:c="4"/>#bootmsg9</text:p>
      <text:p text:style-name="P8"><text:s text:c="2"/>OUTSTRING_stackless</text:p>
      <text:p text:style-name="P8"/>
      <text:p text:style-name="P8">Halt:</text:p>
      <text:p text:style-name="P8"><text:s text:c="2"/>bra <text:s text:c="4"/>Halt</text:p>
      <text:p text:style-name="P8"/>
      <text:p text:style-name="P8"/>
      <text:p text:style-name="P8">bootmsg0: <text:s text:c="4"/>.ascii <text:s/>"\x1B[2J\x1B[0;0H"</text:p>
      <text:p text:style-name="P8">bootmsg0a: <text:s text:c="3"/>.ascii <text:s/>"\x1B[?7" <text:s text:c="3"/>; auto-wrap</text:p>
      <text:p text:style-name="P8">bootmsg0b: <text:s text:c="3"/>.ascii <text:s/>"\x1B[?3" <text:s text:c="3"/>; 80 columns wide</text:p>
      <text:p text:style-name="P8">bootmsg0c: <text:s text:c="3"/>.ascii <text:s/>"\x1B[0;22r" ; 0-22 usable lines, 23 is clock line</text:p>
      <text:p text:style-name="P8">bootmsg1: <text:s text:c="4"/>.ascii <text:s/>" <text:s text:c="5"/>_\r\n <text:s text:c="4"/>/ \\\r\n <text:s text:c="3"/>/ _ \\ <text:s text:c="3"/>AmirBIOS\r\n <text:s text:c="2"/>/ ___ \\ <text:s text:c="2"/>(c) 2006 <text:s text:c="11"/>Version " VERSION "\r\n <text:s/>/_/ <text:s text:c="2"/>\\_\\\r\n"</text:p>
      <text:p text:style-name="P8">bootmsg2: <text:s text:c="4"/>.ascii <text:s/>"\r\n <text:s/>BIOS Build Date " BUILDDATE "\r\n\r\n <text:s/>On-chip ROM &amp; EEPROM disabled.\r\n <text:s/>SCI initialized.\r\n <text:s/>Detected 30 KB RAM.\000"</text:p>
      <text:p text:style-name="P8">bootmsg3: <text:s text:c="4"/>.asciz <text:s/>" Verifying... "</text:p>
      <text:p text:style-name="P8">bootmsg4a: <text:s text:c="3"/>.asciz <text:s/>"\r\n <text:s text:c="3"/>Please check address line wiring!"</text:p>
      <text:p text:style-name="P8">bootmsg4b: <text:s text:c="3"/>.asciz <text:s/>"\r\n <text:s text:c="3"/>Bad memory location: 0x"</text:p>
      <text:p text:style-name="P8">bootmsg5: <text:s text:c="4"/>.ascii <text:s/>"\r\n <text:s/>...DONE!"</text:p>
      <text:p text:style-name="P8">bootmsg6: <text:s text:c="4"/>.asciz <text:s/>"\r\n"</text:p>
      <text:p text:style-name="P8">bootmsg9: <text:s text:c="4"/>.asciz <text:s/>"\r\nBIOS: System halted.\r\n"</text:p>
      <text:p text:style-name="P8"/>
      <text:p text:style-name="P8"><text:s text:c="2"/>end</text:p>
      <text:p text:style-name="P9"/>
      <text:p text:style-name="P6"><draw:frame draw:style-name="fr1" draw:name="graphics1" text:anchor-type="paragraph" svg:width="6.9252in" svg:height="9.4264in" draw:z-index="0"><draw:image xlink:href="Pictures/20000007000054F6000073A8E9B140CE.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Monotype.com" svg:font-family="Monotype.com" style:font-family-generic="moder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68HC11 Microcontroller Design Project</dc:title>
    <meta:initial-creator>Amir Malik</meta:initial-creator>
    <meta:creation-date>2006-06-08T23:14:30</meta:creation-date>
    <dc:creator>Amir Malik</dc:creator>
    <dc:date>2006-06-16T09:10:58</dc:date>
    <dc:language>en-US</dc:language>
    <meta:editing-cycles>36</meta:editing-cycles>
    <meta:editing-duration>PT1H5M5S</meta:editing-duration>
    <meta:user-defined meta:name="Info 1"/>
    <meta:user-defined meta:name="Info 2"/>
    <meta:user-defined meta:name="Info 3"/>
    <meta:user-defined meta:name="Info 4"/>
    <meta:document-statistic meta:table-count="0" meta:image-count="1" meta:object-count="0" meta:page-count="12" meta:paragraph-count="287" meta:word-count="2184" meta:character-count="15285"/>
  </office:meta>
</office:document-meta>
</file>